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be-still-and-know-slides-page1.png" manifest:media-type="image/png"/>
  <manifest:file-entry manifest:full-path="Pictures/be-still-and-know-slides-page2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e-still-and-know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e-still-and-know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